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InfoHelper.join( MBeanAttributeInfo [ ] attrs1 , MBeanAttributeInfo [ ] attrs2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ttributeInfoHelp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InfoHelper.addAttribute( Object theObject , String name , String descrip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ttributeInfoHelper.getAttribute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